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Finishing the menu</text:p>
      <text:p text:style-name="Standard">-Mvt bug</text:p>
      <text:p text:style-name="Standard">-Save/Load system</text:p>
      <text:p text:style-name="Standard">-Enemies</text:p>
      <text:p text:style-name="Standard">-Structures</text:p>
      <text:p text:style-name="Standard">-Level Editor</text:p>
      <text:p text:style-name="Standard">-Levels</text:p>
      <text:p text:style-name="Standard">-finite sates machin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6S</meta:editing-duration>
    <meta:editing-cycles>3</meta:editing-cycles>
    <meta:generator>OpenOffice/4.1.3$Win32 OpenOffice.org_project/413m1$Build-9783</meta:generator>
    <dc:date>2017-09-09T14:11:09.84</dc:date>
    <meta:document-statistic meta:table-count="0" meta:image-count="0" meta:object-count="0" meta:page-count="1" meta:paragraph-count="8" meta:word-count="15" meta:character-count="105"/>
    <dc:creator>Vincent Mouillon</dc:creator>
    <meta:user-defined meta:name="Info 1"/>
    <meta:user-defined meta:name="Info 2"/>
    <meta:user-defined meta:name="Info 3"/>
    <meta:user-defined meta:name="Info 4"/>
  </office:meta>
</office:document-meta>
</file>